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33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1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1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1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32"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1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1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1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0" calcext:value-type="float">
            <text:p>20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0" calcext:value-type="float">
            <text:p>0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11" calcext:value-type="float">
            <text:p>11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3" calcext:value-type="float">
            <text:p>1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3" office:value-type="string" calcext:value-type="string">
            <text:p>Список дел</text:p>
          </table:table-cell>
          <table:table-cell table:number-columns-repeated="2"/>
          <table:table-cell table:style-name="ce54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.00.0000</text:date>, <text:time style:data-style-name="N2" text:time-value="20:26:48.4681509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08T20:59:09.927131729</dc:date>
    <meta:editing-duration>P86DT16H56M20S</meta:editing-duration>
    <meta:editing-cycles>480</meta:editing-cycles>
    <meta:document-statistic meta:table-count="5" meta:cell-count="525" meta:object-count="0"/>
  </office:meta>
</office:document-meta>
</file>